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hatch" draw:fill-hatch-name="Hatching_20_9" draw:fill-hatch-solid="fals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hatch" draw:fill-hatch-name="Hatching_20_8" draw:fill-hatch-solid="fals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hatch" draw:fill-hatch-name="Hatching_20_7" draw:fill-hatch-solid="false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hatch" draw:fill-hatch-name="Hatching_20_10" draw:fill-hatch-solid="false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3cm" fo:min-width="0cm"/>
    </style:style>
    <style:style style:name="gr11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solid" draw:fill-color="#e6e6e6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solid" draw:fill-color="#e6e6e6" draw:textarea-horizontal-align="left" draw:auto-grow-height="true" draw:auto-grow-width="false" fo:min-height="0.147cm" fo:min-width="0cm"/>
    </style:style>
    <style:style style:name="gr15" style:family="graphic" style:parent-style-name="standard">
      <style:graphic-properties svg:stroke-color="#000000" draw:fill="hatch" draw:fill-hatch-name="Red_20_Crossed_20_0_20_Degrees" draw:fill-hatch-solid="false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="hatch" draw:fill-hatch-name="Black_20_-45_20_Degrees" draw:fill-hatch-solid="false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7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text-properties style:font-name="Courier1" fo:font-size="16pt" fo:font-weight="bold" style:font-size-asian="16pt" style:font-size-complex="16pt"/>
    </style:style>
    <style:style style:name="P4" style:family="paragraph">
      <style:text-properties style:font-name="Courier1" fo:font-size="15pt" fo:font-weight="bold" style:font-size-asian="15pt" style:font-size-complex="15pt"/>
    </style:style>
    <style:style style:name="P5" style:family="paragraph">
      <style:paragraph-properties fo:text-align="center"/>
      <style:text-properties style:font-name="Courier1" fo:font-size="15pt" fo:font-weight="bold" style:font-size-asian="15pt" style:font-size-complex="15pt"/>
    </style:style>
    <style:style style:name="T1" style:family="text">
      <style:text-properties style:font-name="Courier1" fo:font-size="16pt" fo:font-weight="bold" style:font-size-asian="16pt" style:font-size-complex="16pt"/>
    </style:style>
    <style:style style:name="T2" style:family="text">
      <style:text-properties style:font-name="Courier1" fo:font-size="15pt" fo:font-weight="bold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4cm" svg:y1="6.8cm" svg:x2="7cm" svg:y2="10.2cm">
          <text:p/>
        </draw:line>
        <draw:line draw:style-name="gr1" draw:text-style-name="P1" draw:layer="layout" svg:x1="18.3cm" svg:y1="6.8cm" svg:x2="11cm" svg:y2="10.2cm">
          <text:p/>
        </draw:line>
        <draw:line draw:style-name="gr1" draw:text-style-name="P1" draw:layer="layout" svg:x1="19.3cm" svg:y1="6.8cm" svg:x2="15.6cm" svg:y2="10.2cm">
          <text:p/>
        </draw:line>
        <draw:line draw:style-name="gr1" draw:text-style-name="P1" draw:layer="layout" svg:x1="20.3cm" svg:y1="6.8cm" svg:x2="19.6cm" svg:y2="10.2cm">
          <text:p/>
        </draw:line>
        <draw:line draw:style-name="gr1" draw:text-style-name="P1" draw:layer="layout" svg:x1="13.6cm" svg:y1="6.8cm" svg:x2="10cm" svg:y2="10.2cm">
          <text:p/>
        </draw:line>
        <draw:line draw:style-name="gr1" draw:text-style-name="P1" draw:layer="layout" svg:x1="12.7cm" svg:y1="6.8cm" svg:x2="6.001cm" svg:y2="10.2cm">
          <text:p/>
        </draw:line>
        <draw:line draw:style-name="gr1" draw:text-style-name="P1" draw:layer="layout" svg:x1="14.6cm" svg:y1="6.8cm" svg:x2="14.6cm" svg:y2="10.2cm">
          <text:p/>
        </draw:line>
        <draw:line draw:style-name="gr1" draw:text-style-name="P1" draw:layer="layout" svg:x1="15.6cm" svg:y1="6.8cm" svg:x2="18.6cm" svg:y2="10.2cm">
          <text:p/>
        </draw:line>
        <draw:line draw:style-name="gr1" draw:text-style-name="P1" draw:layer="layout" svg:x1="9cm" svg:y1="6.8cm" svg:x2="9cm" svg:y2="10.2cm">
          <text:p/>
        </draw:line>
        <draw:line draw:style-name="gr1" draw:text-style-name="P1" draw:layer="layout" svg:x1="8.001cm" svg:y1="6.8cm" svg:x2="5cm" svg:y2="10.2cm">
          <text:p/>
        </draw:line>
        <draw:line draw:style-name="gr1" draw:text-style-name="P1" draw:layer="layout" svg:x1="10.1cm" svg:y1="6.8cm" svg:x2="13.6cm" svg:y2="10.2cm">
          <text:p/>
        </draw:line>
        <draw:line draw:style-name="gr1" draw:text-style-name="P1" draw:layer="layout" svg:x1="11cm" svg:y1="6.8cm" svg:x2="17.7cm" svg:y2="10.2cm">
          <text:p/>
        </draw:line>
        <draw:line draw:style-name="gr1" draw:text-style-name="P1" draw:layer="layout" svg:x1="4.4cm" svg:y1="6.8cm" svg:x2="8cm" svg:y2="10.2cm">
          <text:p/>
        </draw:line>
        <draw:line draw:style-name="gr1" draw:text-style-name="P1" draw:layer="layout" svg:x1="6.3cm" svg:y1="6.8cm" svg:x2="16.6cm" svg:y2="10.2cm">
          <text:p/>
        </draw:line>
        <draw:custom-shape draw:style-name="gr2" draw:text-style-name="P2" draw:layer="layout" svg:width="2.6cm" svg:height="2.598cm" svg:x="14.801cm" svg:y="12.101cm">
          <text:p/>
          <draw:enhanced-geometry svg:viewBox="0 0 21600 21600" draw:text-areas="?f0 0 ?f2 ?f5" draw:type="down-arrow" draw:modifiers="13837.6298576376 4728.03598200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cm" svg:height="1cm" svg:x="2.8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1.1cm" svg:y="1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3.1cm" svg:y="17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2cm" svg:x="1.1cm" svg:y="1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2cm" svg:x="3.1cm" svg:y="19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3cm" svg:y1="6.8cm" svg:x2="4cm" svg:y2="10.2cm">
          <text:p/>
        </draw:line>
        <draw:line draw:style-name="gr1" draw:text-style-name="P1" draw:layer="layout" svg:x1="5.3cm" svg:y1="6.8cm" svg:x2="12.6cm" svg:y2="10.2cm">
          <text:p/>
        </draw:line>
        <draw:custom-shape draw:style-name="gr7" draw:text-style-name="P1" draw:layer="layout" svg:width="1.5cm" svg:height="1.5cm" svg:x="4.062cm" svg:y="3.74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cm" svg:height="1.5cm" svg:x="8.763cm" svg:y="3.74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cm" svg:height="1.5cm" svg:x="13.363cm" svg:y="3.74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cm" svg:height="1.5cm" svg:x="4.063cm" svg:y="3.74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cm" svg:height="1.5cm" svg:x="18.063cm" svg:y="3.74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3.889cm" svg:height="0.894cm" svg:x="2.877cm" svg:y="2.7cm">
          <draw:text-box>
            <text:p><text:span text:style-name="T1">Aggregator</text:span></text:p>
          </draw:text-box>
        </draw:frame>
        <draw:frame draw:style-name="gr9" draw:text-style-name="P4" draw:layer="layout" svg:width="3.677cm" svg:height="0.852cm" svg:x="1.178cm" svg:y="21.7cm">
          <draw:text-box>
            <text:p><text:span text:style-name="T2">2D Dataset</text:span></text:p>
          </draw:text-box>
        </draw:frame>
        <draw:frame draw:style-name="gr10" draw:text-style-name="P5" draw:layer="layout" svg:width="2.407cm" svg:height="1.453cm" svg:x="0.178cm" svg:y="5.5cm">
          <draw:text-box>
            <text:p text:style-name="P1"><text:span text:style-name="T2">Memory</text:span></text:p>
            <text:p text:style-name="P1"><text:span text:style-name="T2">Layout</text:span></text:p>
          </draw:text-box>
        </draw:frame>
        <draw:frame draw:style-name="gr9" draw:text-style-name="P4" draw:layer="layout" svg:width="2.407cm" svg:height="1.453cm" svg:x="0.278cm" svg:y="10.001cm">
          <draw:text-box>
            <text:p text:style-name="P1"><text:span text:style-name="T2">File</text:span></text:p>
            <text:p text:style-name="P1"><text:span text:style-name="T2">Layout</text:span></text:p>
          </draw:text-box>
        </draw:frame>
        <draw:custom-shape draw:style-name="gr11" draw:text-style-name="P2" draw:layer="layout" svg:width="1.411cm" svg:height="1.698cm" svg:x="6.1cm" svg:y="14.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2" draw:layer="layout" svg:width="1.411cm" svg:height="1.698cm" svg:x="8.164cm" svg:y="14.90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2" draw:layer="layout" svg:width="1.411cm" svg:height="1.698cm" svg:x="10.226cm" svg:y="14.90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2" draw:layer="layout" svg:width="1.412cm" svg:height="1.698cm" svg:x="12.288cm" svg:y="14.90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2" draw:text-style-name="P5" draw:layer="layout" svg:width="16.8cm" svg:height="0.852cm" svg:x="3.4cm" svg:y="8.102cm">
          <draw:text-box>
            <text:p text:style-name="P1"><text:span text:style-name="T2"><text:s text:c="19"/></text:span><text:span text:style-name="T2">Data Shuffle</text:span></text:p>
          </draw:text-box>
        </draw:frame>
        <draw:custom-shape draw:style-name="gr13" draw:text-style-name="P2" draw:layer="layout" svg:width="0.1cm" svg:height="0.1cm" svg:x="14.4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1cm" svg:height="0.1cm" svg:x="14.801cm" svg:y="1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1cm" svg:height="0.1cm" svg:x="15.201cm" svg:y="1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411cm" svg:height="1.698cm" svg:x="16.089cm" svg:y="14.90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draw:layer="layout" svg:width="2.6cm" svg:height="2.598cm" svg:x="6.2cm" svg:y="12.1cm">
          <text:p/>
          <draw:enhanced-geometry svg:viewBox="0 0 21600 21600" draw:text-areas="?f0 0 ?f2 ?f5" draw:type="down-arrow" draw:modifiers="13837.6298576376 4728.03598200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3" draw:layer="layout" svg:width="3.889cm" svg:height="0.894cm" svg:x="12.178cm" svg:y="2.7cm">
          <draw:text-box>
            <text:p><text:span text:style-name="T1">Aggregator</text:span></text:p>
          </draw:text-box>
        </draw:frame>
        <draw:frame draw:style-name="gr9" draw:text-style-name="P4" draw:layer="layout" svg:width="5.265cm" svg:height="1.453cm" svg:x="0.28cm" svg:y="15.004cm">
          <draw:text-box>
            <text:p text:style-name="P1"><text:span text:style-name="T2">Global Parallel</text:span></text:p>
            <text:p text:style-name="P1"><text:span text:style-name="T2">File System</text:span></text:p>
          </draw:text-box>
        </draw:frame>
        <draw:frame draw:style-name="gr14" draw:text-style-name="P5" draw:layer="layout" svg:width="16.4cm" svg:height="0.852cm" svg:x="3.7cm" svg:y="12.603cm">
          <draw:text-box>
            <text:p text:style-name="P1"><text:span text:style-name="T2"><text:s text:c="20"/></text:span><text:span text:style-name="T2">Data I/O</text:span></text:p>
          </draw:text-box>
        </draw:frame>
        <draw:custom-shape draw:style-name="gr3" draw:text-style-name="P1" draw:layer="layout" svg:width="1cm" svg:height="1cm" svg:x="3.8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4.8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5.8cm" svg:y="5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5cm" svg:y="5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5cm" svg:y="5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9.5cm" svg:y="5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.5cm" svg:y="5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cm" svg:height="1cm" svg:x="12.1cm" svg:y="5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cm" svg:height="1cm" svg:x="13.1cm" svg:y="5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cm" svg:height="1cm" svg:x="14.1cm" svg:y="5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cm" svg:height="1cm" svg:x="15.1cm" svg:y="5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1cm" svg:x="16.8cm" svg:y="5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1cm" svg:x="17.8cm" svg:y="5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1cm" svg:x="18.8cm" svg:y="5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1cm" svg:x="19.8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3.5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4.5cm" svg:y="10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5.5cm" svg:y="10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6.5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7.5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5cm" svg:y="10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9.5cm" svg:y="10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0.5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2.1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1cm" svg:y="10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14.1cm" svg:y="10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5.1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6.1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.1cm" svg:y="10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18.1cm" svg:y="10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9.1cm" svg:y="10.2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7.805cm" svg:height="0.852cm" svg:x="3.6cm" svg:y="11.25cm">
          <draw:text-box>
            <text:p text:style-name="P1"><text:span text:style-name="T2">File domain 0 in proc 0</text:span></text:p>
          </draw:text-box>
        </draw:frame>
        <draw:frame draw:style-name="gr18" draw:text-style-name="P5" draw:layer="layout" svg:width="7.805cm" svg:height="0.852cm" svg:x="12.201cm" svg:y="11.25cm">
          <draw:text-box>
            <text:p text:style-name="P1"><text:span text:style-name="T2">File domain 1 in proc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-45_20_Degrees" draw:display-name="Black -45 Degrees" draw:style="single" draw:color="#000000" draw:distance="0.2cm" draw:rotation="3150"/>
    <draw:hatch draw:name="Hatching_20_10" draw:display-name="Hatching 10" draw:style="single" draw:color="#000000" draw:distance="0.2cm" draw:rotation="3150"/>
    <draw:hatch draw:name="Hatching_20_7" draw:display-name="Hatching 7" draw:style="double" draw:color="#000000" draw:distance="0.2cm" draw:rotation="900"/>
    <draw:hatch draw:name="Hatching_20_8" draw:display-name="Hatching 8" draw:style="double" draw:color="#000000" draw:distance="0.2cm" draw:rotation="450"/>
    <draw:hatch draw:name="Hatching_20_9" draw:display-name="Hatching 9" draw:style="single" draw:color="#000000" draw:distance="0.2cm" draw:rotation="450"/>
    <draw:hatch draw:name="Red_20_Crossed_20_0_20_Degrees" draw:display-name="Red Crossed 0 Degrees" draw:style="double" draw:color="#000000" draw:distance="0.2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3:16:37.261901931</meta:creation-date>
    <dc:date>2015-03-30T10:47:23.269163145</dc:date>
    <meta:editing-duration>PT32M31S</meta:editing-duration>
    <meta:editing-cycles>5</meta:editing-cycles>
    <meta:generator>LibreOffice/4.2.7.2$Linux_X86_64 LibreOffice_project/420m0$Build-2</meta:generator>
    <meta:document-statistic meta:object-count="77"/>
  </office:meta>
</office:document-meta>
</file>